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SUM(245000/ (1+[.E2])^[.A1] )" office:value-type="float" office:value="233333.333333333" calcext:value-type="float">
            <text:p>233333.3333333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SUM(245000/ (1+[.E3])^[.A2] )" office:value-type="float" office:value="222222.222222222" calcext:value-type="float">
            <text:p>222222.22222222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SUM(245000/ (1+[.E4])^[.A3] )" office:value-type="float" office:value="211640.211640212" calcext:value-type="float">
            <text:p>211640.21164021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SUM(245000/ (1+[.E5])^[.A4] )" office:value-type="float" office:value="201562.106324011" calcext:value-type="float">
            <text:p>201562.10632401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-300000" calcext:value-type="float">
            <text:p>-300000</text:p>
          </table:table-cell>
          <table:table-cell table:formula="of:=SUM(245000/ (1+[.E6])^[.A5] )" office:value-type="float" office:value="191963.910784772" calcext:value-type="float">
            <text:p>191963.91078477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0000" calcext:value-type="float">
            <text:p>320000</text:p>
          </table:table-cell>
          <table:table-cell table:formula="of:=SUM([.B6]/ ((1+[.E2])^([.A6]-5)) )" office:value-type="float" office:value="304761.904761905" calcext:value-type="float">
            <text:p>304761.904761905</text:p>
          </table:table-cell>
          <table:table-cell table:formula="of:=SUM(265000/ (1+[.E7])^[.A6] )" office:value-type="float" office:value="197747.080108706" calcext:value-type="float">
            <text:p>197747.08010870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B6]*1.01)" office:value-type="float" office:value="323200" calcext:value-type="float">
            <text:p>323200</text:p>
          </table:table-cell>
          <table:table-cell table:formula="of:=SUM([.B7]/ ((1+[.E3])^([.A7]-5)) )" office:value-type="float" office:value="293151.927437642" calcext:value-type="float">
            <text:p>293151.927437642</text:p>
          </table:table-cell>
          <table:table-cell table:formula="of:=SUM(265000/ (1+[.E8])^[.A7] )" office:value-type="float" office:value="188330.552484482" calcext:value-type="float">
            <text:p>188330.55248448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B7]*1.01)" office:value-type="float" office:value="326432" calcext:value-type="float">
            <text:p>326432</text:p>
          </table:table-cell>
          <table:table-cell table:formula="of:=SUM([.B8]/ ((1+[.E4])^([.A8]-5)) )" office:value-type="float" office:value="281984.234963827" calcext:value-type="float">
            <text:p>281984.234963827</text:p>
          </table:table-cell>
          <table:table-cell table:formula="of:=SUM(265000/ (1+[.E9])^[.A8] )" office:value-type="float" office:value="179362.430937602" calcext:value-type="float">
            <text:p>179362.43093760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B8]*1.01)" office:value-type="float" office:value="329696.32" calcext:value-type="float">
            <text:p>329696.32</text:p>
          </table:table-cell>
          <table:table-cell table:formula="of:=SUM([.B9]/ ((1+[.E5])^([.A9]-5)) )" office:value-type="float" office:value="271241.978393776" calcext:value-type="float">
            <text:p>271241.978393776</text:p>
          </table:table-cell>
          <table:table-cell table:formula="of:=SUM(265000/ (1+[.E10])^[.A9] )" office:value-type="float" office:value="170821.362797716" calcext:value-type="float">
            <text:p>170821.36279771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B9]*1.01)" office:value-type="float" office:value="332993.2832" calcext:value-type="float">
            <text:p>332993.2832</text:p>
          </table:table-cell>
          <table:table-cell table:formula="of:=SUM([.B10]/ ((1+[.E6])^([.A10]-5)) )" office:value-type="float" office:value="260908.950645442" calcext:value-type="float">
            <text:p>260908.950645442</text:p>
          </table:table-cell>
          <table:table-cell table:formula="of:=SUM(265000/ (1+[.E11])^[.A10] )" office:value-type="float" office:value="162687.012188301" calcext:value-type="float">
            <text:p>162687.01218830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B10]*1.01)" office:value-type="float" office:value="336323.216032" calcext:value-type="float">
            <text:p>336323.216032</text:p>
          </table:table-cell>
          <table:table-cell table:formula="of:=SUM([.B11]/ ((1+[.E7])^([.A11]-5)) )" office:value-type="float" office:value="250969.562049425" calcext:value-type="float">
            <text:p>250969.562049425</text:p>
          </table:table-cell>
          <table:table-cell table:formula="of:=SUM(265000/ (1+[.E12])^[.A11] )" office:value-type="float" office:value="154940.011607906" calcext:value-type="float">
            <text:p>154940.01160790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B11]*1.01)" office:value-type="float" office:value="339686.44819232" calcext:value-type="float">
            <text:p>339686.44819232</text:p>
          </table:table-cell>
          <table:table-cell table:formula="of:=SUM([.B12]/ ((1+[.E8])^([.A12]-5)) )" office:value-type="float" office:value="241408.816828495" calcext:value-type="float">
            <text:p>241408.816828495</text:p>
          </table:table-cell>
          <table:table-cell table:formula="of:=SUM(265000/ (1+[.E13])^[.A12] )" office:value-type="float" office:value="147561.915817053" calcext:value-type="float">
            <text:p>147561.91581705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B12]*1.01)" office:value-type="float" office:value="343083.312674243" calcext:value-type="float">
            <text:p>343083.312674243</text:p>
          </table:table-cell>
          <table:table-cell table:formula="of:=SUM([.B13]/ ((1+[.E9])^([.A13]-5)) )" office:value-type="float" office:value="232212.290473123" calcext:value-type="float">
            <text:p>232212.290473123</text:p>
          </table:table-cell>
          <table:table-cell table:formula="of:=SUM(265000/ (1+[.E14])^[.A13] )" office:value-type="float" office:value="140535.157921003" calcext:value-type="float">
            <text:p>140535.1579210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B13]*1.01)" office:value-type="float" office:value="346514.145800986" calcext:value-type="float">
            <text:p>346514.145800986</text:p>
          </table:table-cell>
          <table:table-cell table:formula="of:=SUM([.B14]/ ((1+[.E10])^([.A14]-5)) )" office:value-type="float" office:value="223366.107978909" calcext:value-type="float">
            <text:p>223366.107978909</text:p>
          </table:table-cell>
          <table:table-cell table:formula="of:=SUM(265000/ (1+[.E15])^[.A14] )" office:value-type="float" office:value="133843.007543812" calcext:value-type="float">
            <text:p>133843.00754381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B14]*1.01)" office:value-type="float" office:value="349979.287258996" calcext:value-type="float">
            <text:p>349979.287258996</text:p>
          </table:table-cell>
          <table:table-cell table:formula="of:=SUM([.B15]/ ((1+[.E11])^([.A15]-5)) )" office:value-type="float" office:value="214856.922913046" calcext:value-type="float">
            <text:p>214856.922913046</text:p>
          </table:table-cell>
          <table:table-cell table:formula="of:=SUM(265000/ (1+[.E16])^[.A15] )" office:value-type="float" office:value="127469.530994107" calcext:value-type="float">
            <text:p>127469.530994107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B15]*1.01)" office:value-type="float" office:value="353479.080131585" calcext:value-type="float">
            <text:p>353479.080131585</text:p>
          </table:table-cell>
          <table:table-cell table:formula="of:=SUM([.B16]/ ((1+[.E12])^([.A16]-5)) )" office:value-type="float" office:value="206671.897278263" calcext:value-type="float">
            <text:p>206671.897278263</text:p>
          </table:table-cell>
          <table:table-cell table:formula="of:=SUM(265000/ (1+[.E17])^[.A16] )" office:value-type="float" office:value="121399.553327721" calcext:value-type="float">
            <text:p>121399.55332772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B16]*1.01)" office:value-type="float" office:value="357013.870932901" calcext:value-type="float">
            <text:p>357013.870932901</text:p>
          </table:table-cell>
          <table:table-cell table:formula="of:=SUM([.B17]/ ((1+[.E13])^([.A17]-5)) )" office:value-type="float" office:value="198798.682143853" calcext:value-type="float">
            <text:p>198798.682143853</text:p>
          </table:table-cell>
          <table:table-cell table:formula="of:=SUM(265000/ (1+[.E18])^[.A17] )" office:value-type="float" office:value="115618.622216877" calcext:value-type="float">
            <text:p>115618.622216877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B17]*1.01)" office:value-type="float" office:value="360584.00964223" calcext:value-type="float">
            <text:p>360584.00964223</text:p>
          </table:table-cell>
          <table:table-cell table:formula="of:=SUM([.B18]/ ((1+[.E14])^([.A18]-5)) )" office:value-type="float" office:value="191225.399014563" calcext:value-type="float">
            <text:p>191225.399014563</text:p>
          </table:table-cell>
          <table:table-cell table:formula="of:=SUM(265000/ (1+[.E19])^[.A18] )" office:value-type="float" office:value="110112.973539883" calcext:value-type="float">
            <text:p>110112.97353988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B18]*1.01)" office:value-type="float" office:value="364189.849738653" calcext:value-type="float">
            <text:p>364189.849738653</text:p>
          </table:table-cell>
          <table:table-cell table:formula="of:=SUM([.B19]/ ((1+[.E15])^([.A19]-5)) )" office:value-type="float" office:value="183940.621909247" calcext:value-type="float">
            <text:p>183940.621909247</text:p>
          </table:table-cell>
          <table:table-cell table:formula="of:=SUM(265000/ (1+[.E20])^[.A19] )" office:value-type="float" office:value="104869.498609412" calcext:value-type="float">
            <text:p>104869.49860941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B19]*1.01)" office:value-type="float" office:value="367831.748236039" calcext:value-type="float">
            <text:p>367831.748236039</text:p>
          </table:table-cell>
          <table:table-cell table:formula="of:=SUM([.B20]/ ((1+[.E16])^([.A20]-5)) )" office:value-type="float" office:value="176933.360122228" calcext:value-type="float">
            <text:p>176933.360122228</text:p>
          </table:table-cell>
          <table:table-cell table:formula="of:=SUM(265000/ (1+[.E21])^[.A20] )" office:value-type="float" office:value="99875.7129613451" calcext:value-type="float">
            <text:p>99875.712961345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B20]*1.01)" office:value-type="float" office:value="371510.0657184" calcext:value-type="float">
            <text:p>371510.0657184</text:p>
          </table:table-cell>
          <table:table-cell table:formula="of:=SUM([.B21]/ ((1+[.E17])^([.A21]-5)) )" office:value-type="float" office:value="170193.041641381" calcext:value-type="float">
            <text:p>170193.041641381</text:p>
          </table:table-cell>
          <table:table-cell table:formula="of:=SUM(265000/ (1+[.E22])^[.A21] )" office:value-type="float" office:value="95119.7266298525" calcext:value-type="float">
            <text:p>95119.726629852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B21]*1.01)" office:value-type="float" office:value="375225.166375584" calcext:value-type="float">
            <text:p>375225.166375584</text:p>
          </table:table-cell>
          <table:table-cell table:formula="of:=SUM([.B22]/ ((1+[.E18])^([.A22]-5)) )" office:value-type="float" office:value="163709.4971979" calcext:value-type="float">
            <text:p>163709.4971979</text:p>
          </table:table-cell>
          <table:table-cell table:formula="of:=SUM(265000/ (1+[.E23])^[.A22] )" office:value-type="float" office:value="90590.2158379547" calcext:value-type="float">
            <text:p>90590.2158379547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B22]*1.01)" office:value-type="float" office:value="378977.418039339" calcext:value-type="float">
            <text:p>378977.418039339</text:p>
          </table:table-cell>
          <table:table-cell table:formula="of:=SUM([.B23]/ ((1+[.E19])^([.A23]-5)) )" office:value-type="float" office:value="157472.944923694" calcext:value-type="float">
            <text:p>157472.944923694</text:p>
          </table:table-cell>
          <table:table-cell table:formula="of:=SUM(265000/ (1+[.E24])^[.A23] )" office:value-type="float" office:value="86276.3960361474" calcext:value-type="float">
            <text:p>86276.396036147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B23]*1.01)" office:value-type="float" office:value="382767.192219733" calcext:value-type="float">
            <text:p>382767.192219733</text:p>
          </table:table-cell>
          <table:table-cell table:formula="of:=SUM([.B24]/ ((1+[.E20])^([.A24]-5)) )" office:value-type="float" office:value="151473.975593268" calcext:value-type="float">
            <text:p>151473.975593268</text:p>
          </table:table-cell>
          <table:table-cell table:formula="of:=SUM(265000/ (1+[.E25])^[.A24] )" office:value-type="float" office:value="82167.9962249022" calcext:value-type="float">
            <text:p>82167.996224902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B24]*1.01)" office:value-type="float" office:value="386594.86414193" calcext:value-type="float">
            <text:p>386594.86414193</text:p>
          </table:table-cell>
          <table:table-cell table:formula="of:=SUM([.B25]/ ((1+[.E21])^([.A25]-5)) )" office:value-type="float" office:value="145703.53842781" calcext:value-type="float">
            <text:p>145703.53842781</text:p>
          </table:table-cell>
          <table:table-cell table:formula="of:=SUM(265000/ (1+[.E26])^[.A25] )" office:value-type="float" office:value="78255.2344999069" calcext:value-type="float">
            <text:p>78255.234499906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UM([.B25]*1.01)" office:value-type="float" office:value="390460.812783349" calcext:value-type="float">
            <text:p>390460.812783349</text:p>
          </table:table-cell>
          <table:table-cell table:formula="of:=SUM([.B26]/ ((1+[.E22])^([.A26]-5)) )" office:value-type="float" office:value="140152.927440084" calcext:value-type="float">
            <text:p>140152.927440084</text:p>
          </table:table-cell>
          <table:table-cell table:formula="of:=SUM(265000/ (1+[.E27])^[.A26] )" office:value-type="float" office:value="74528.7947618161" calcext:value-type="float">
            <text:p>74528.794761816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B26]*1.01)" office:value-type="float" office:value="394365.420911183" calcext:value-type="float">
            <text:p>394365.420911183</text:p>
          </table:table-cell>
          <table:table-cell table:formula="of:=SUM([.B27]/ ((1+[.E23])^([.A27]-5)) )" office:value-type="float" office:value="134813.768299509" calcext:value-type="float">
            <text:p>134813.768299509</text:p>
          </table:table-cell>
          <table:table-cell table:formula="of:=SUM(265000/ (1+[.E28])^[.A27] )" office:value-type="float" office:value="70979.8045350629" calcext:value-type="float">
            <text:p>70979.804535062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B27]*1.01)" office:value-type="float" office:value="398309.075120295" calcext:value-type="float">
            <text:p>398309.075120295</text:p>
          </table:table-cell>
          <table:table-cell table:formula="of:=SUM([.B28]/ ((1+[.E24])^([.A28]-5)) )" office:value-type="float" office:value="129678.005697623" calcext:value-type="float">
            <text:p>129678.005697623</text:p>
          </table:table-cell>
          <table:table-cell table:formula="of:=SUM(265000/ (1+[.E29])^[.A28] )" office:value-type="float" office:value="67599.8138429171" calcext:value-type="float">
            <text:p>67599.813842917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B28]*1.01)" office:value-type="float" office:value="402292.165871498" calcext:value-type="float">
            <text:p>402292.165871498</text:p>
          </table:table-cell>
          <table:table-cell table:formula="of:=SUM([.B29]/ ((1+[.E25])^([.A29]-5)) )" office:value-type="float" office:value="124737.891194857" calcext:value-type="float">
            <text:p>124737.891194857</text:p>
          </table:table-cell>
          <table:table-cell table:formula="of:=SUM(265000/ (1+[.E30])^[.A29] )" office:value-type="float" office:value="64380.7750884924" calcext:value-type="float">
            <text:p>64380.775088492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B29]*1.01)" office:value-type="float" office:value="406315.087530213" calcext:value-type="float">
            <text:p>406315.087530213</text:p>
          </table:table-cell>
          <table:table-cell table:formula="of:=SUM([.B30]/ ((1+[.E26])^([.A30]-5)) )" office:value-type="float" office:value="119985.971530291" calcext:value-type="float">
            <text:p>119985.971530291</text:p>
          </table:table-cell>
          <table:table-cell table:formula="of:=SUM(265000/ (1+[.E31])^[.A30] )" office:value-type="float" office:value="61315.0238938023" calcext:value-type="float">
            <text:p>61315.023893802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B30]*1.01)" office:value-type="float" office:value="410378.238405515" calcext:value-type="float">
            <text:p>410378.238405515</text:p>
          </table:table-cell>
          <table:table-cell table:formula="of:=SUM([.B31]/ ((1+[.E27])^([.A31]-5)) )" office:value-type="float" office:value="115415.077376756" calcext:value-type="float">
            <text:p>115415.077376756</text:p>
          </table:table-cell>
          <table:table-cell table:formula="of:=SUM(265000/ (1+[.E32])^[.A31] )" office:value-type="float" office:value="58395.2608512403" calcext:value-type="float">
            <text:p>58395.26085124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B31]*1.01)" office:value-type="float" office:value="414482.02078957" calcext:value-type="float">
            <text:p>414482.02078957</text:p>
          </table:table-cell>
          <table:table-cell table:formula="of:=SUM([.B32]/ ((1+[.E28])^([.A32]-5)) )" office:value-type="float" office:value="111018.312524308" calcext:value-type="float">
            <text:p>111018.312524308</text:p>
          </table:table-cell>
          <table:table-cell table:formula="of:=SUM(265000/ (1+[.E33])^[.A32] )" office:value-type="float" office:value="55614.5341440384" calcext:value-type="float">
            <text:p>55614.534144038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B32]*1.01)" office:value-type="float" office:value="418626.840997466" calcext:value-type="float">
            <text:p>418626.840997466</text:p>
          </table:table-cell>
          <table:table-cell table:formula="of:=SUM([.B33]/ ((1+[.E29])^([.A33]-5)) )" office:value-type="float" office:value="106789.043475763" calcext:value-type="float">
            <text:p>106789.043475763</text:p>
          </table:table-cell>
          <table:table-cell table:formula="of:=SUM(265000/ (1+[.E34])^[.A33] )" office:value-type="float" office:value="52966.2229943223" calcext:value-type="float">
            <text:p>52966.222994322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B33]*1.01)" office:value-type="float" office:value="422813.10940744" calcext:value-type="float">
            <text:p>422813.10940744</text:p>
          </table:table-cell>
          <table:table-cell table:formula="of:=SUM([.B34]/ ((1+[.E30])^([.A34]-5)) )" office:value-type="float" office:value="102720.889438591" calcext:value-type="float">
            <text:p>102720.889438591</text:p>
          </table:table-cell>
          <table:table-cell table:formula="of:=SUM(265000/ (1+[.E35])^[.A34] )" office:value-type="float" office:value="50444.0218993546" calcext:value-type="float">
            <text:p>50444.021899354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B34]*1.01)" office:value-type="float" office:value="427041.240501515" calcext:value-type="float">
            <text:p>427041.240501515</text:p>
          </table:table-cell>
          <table:table-cell table:formula="of:=SUM([.B35]/ ((1+[.E31])^([.A35]-5)) )" office:value-type="float" office:value="98807.7126980731" calcext:value-type="float">
            <text:p>98807.7126980731</text:p>
          </table:table-cell>
          <table:table-cell table:formula="of:=SUM(265000/ (1+[.E36])^[.A35] )" office:value-type="float" office:value="48041.9256184329" calcext:value-type="float">
            <text:p>48041.925618432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B35]*1.01)" office:value-type="float" office:value="431311.65290653" calcext:value-type="float">
            <text:p>431311.65290653</text:p>
          </table:table-cell>
          <table:table-cell table:formula="of:=SUM([.B36]/ ((1+[.E32])^([.A36]-5)) )" office:value-type="float" office:value="95043.6093571941" calcext:value-type="float">
            <text:p>95043.6093571941</text:p>
          </table:table-cell>
          <table:table-cell table:formula="of:=SUM(265000/ (1+[.E37])^[.A36] )" office:value-type="float" office:value="45754.214874698" calcext:value-type="float">
            <text:p>45754.214874698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B36]*1.01)" office:value-type="float" office:value="435624.769435595" calcext:value-type="float">
            <text:p>435624.769435595</text:p>
          </table:table-cell>
          <table:table-cell table:formula="of:=SUM([.B37]/ ((1+[.E33])^([.A37]-5)) )" office:value-type="float" office:value="91422.900429301" calcext:value-type="float">
            <text:p>91422.900429301</text:p>
          </table:table-cell>
          <table:table-cell table:formula="of:=SUM(265000/ (1+[.E38])^[.A37] )" office:value-type="float" office:value="43575.4427378076" calcext:value-type="float">
            <text:p>43575.442737807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B37]*1.01)" office:value-type="float" office:value="439981.017129951" calcext:value-type="float">
            <text:p>439981.017129951</text:p>
          </table:table-cell>
          <table:table-cell table:formula="of:=SUM([.B38]/ ((1+[.E34])^([.A38]-5)) )" office:value-type="float" office:value="87940.1232700895" calcext:value-type="float">
            <text:p>87940.1232700895</text:p>
          </table:table-cell>
          <table:table-cell table:formula="of:=SUM(265000/ (1+[.E39])^[.A38] )" office:value-type="float" office:value="41500.4216550549" calcext:value-type="float">
            <text:p>41500.421655054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B38]*1.01)" office:value-type="float" office:value="444380.827301251" calcext:value-type="float">
            <text:p>444380.827301251</text:p>
          </table:table-cell>
          <table:table-cell table:formula="of:=SUM([.B39]/ ((1+[.E35])^([.A39]-5)) )" office:value-type="float" office:value="84590.0233359909" calcext:value-type="float">
            <text:p>84590.0233359909</text:p>
          </table:table-cell>
          <table:table-cell table:formula="of:=SUM(265000/ (1+[.E40])^[.A39] )" office:value-type="float" office:value="39524.2111000523" calcext:value-type="float">
            <text:p>39524.211100052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B39]*1.01)" office:value-type="float" office:value="448824.635574263" calcext:value-type="float">
            <text:p>448824.635574263</text:p>
          </table:table-cell>
          <table:table-cell table:formula="of:=SUM([.B40]/ ((1+[.E36])^([.A40]-5)) )" office:value-type="float" office:value="81367.5462565246" calcext:value-type="float">
            <text:p>81367.5462565246</text:p>
          </table:table-cell>
          <table:table-cell table:formula="of:=SUM(265000/ (1+[.E41])^[.A40] )" office:value-type="float" office:value="37642.1058095736" calcext:value-type="float">
            <text:p>37642.105809573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2"/>
          <table:table-cell table:formula="of:=SUM([.C1:.C40])" office:value-type="float" office:value="5645469.45702275" calcext:value-type="float">
            <text:p>5645469.45702275</text:p>
          </table:table-cell>
          <table:table-cell table:formula="of:=SUM([.D1:.D40])" office:value-type="float" office:value="4460568.35039591" calcext:value-type="float">
            <text:p>4460568.3503959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4T19:37:04.380142396</meta:creation-date>
    <dc:date>2014-10-04T19:59:03.497829213</dc:date>
    <meta:editing-duration>PT5M19S</meta:editing-duration>
    <meta:editing-cycles>1</meta:editing-cycles>
    <meta:document-statistic meta:table-count="1" meta:cell-count="193" meta:object-count="0"/>
    <meta:generator>LibreOffice/4.1.3.2$Linux_X86_64 LibreOffice_project/410m0$Build-2</meta:generator>
  </office:meta>
</office:document-meta>
</file>